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Heading_20_1">
      <style:text-properties fo:language="en" fo:country="US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bookmark text:name="SNU3_DEVELOPER_LOG_DAY_423"/>SNU developer log day 423</text:h>
      <text:p text:style-name="P1">I was really out of it today. I was going to do more, but I had some focus issues. I stayed up really late last night, and had difficulty getting to work today. I have been taking too much downtime lately. I still did get some work done today.</text:p>
      <text:p text:style-name="P1">Today, I worked on documentation, and some changes to further modernize the SNU internet museum. I have a lot going on at the moment, and it has been difficult going with site development. I am also going to try and learn SQL again soon. Today wasn't a very good day for development, but it was better than nothing.</text:p>
      <text:p text:style-name="P1">I was more motivated later in the night, and I am running low on material for the SNU Internet Museum, so unless I come up with something else to do there, I will work on CardStack or something else tomorrow.</text:p>
      <text:p text:style-name="Text_20_body"><text:span text:style-name="T1">Sean Patrick Myrick on March 28th 202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9T16:21:21.274000000</meta:creation-date>
    <dc:date>2020-03-29T16:21:41.940000000</dc:date>
    <meta:editing-duration>PT22S</meta:editing-duration>
    <meta:editing-cycles>1</meta:editing-cycles>
    <meta:document-statistic meta:table-count="0" meta:image-count="0" meta:object-count="0" meta:page-count="1" meta:paragraph-count="5" meta:word-count="159" meta:character-count="829" meta:non-whitespace-character-count="675"/>
    <meta:generator>LibreOffice/6.1.2.1$Windows_X86_64 LibreOffice_project/65905a128db06ba48db947242809d14d3f9a93fe</meta:generator>
  </office:meta>
</office:document-meta>
</file>